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4.454cm"/>
    </style:style>
    <style:style style:name="co4" style:family="table-column">
      <style:table-column-properties fo:break-before="auto" style:column-width="15.351cm"/>
    </style:style>
    <style:style style:name="co5" style:family="table-column">
      <style:table-column-properties fo:break-before="auto" style:column-width="4.045cm"/>
    </style:style>
    <style:style style:name="co6" style:family="table-column">
      <style:table-column-properties fo:break-before="auto" style:column-width="9.4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CT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calcolo e alg lin</text:p>
          </table:table-cell>
          <table:table-cell office:value-type="string" calcext:value-type="string">
            <text:p>1: Numeri natur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Calcolo combinatori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Dai numeri naturali ai numeri inte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Dai numeri interi ai numeri razion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La rappresentazione decim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Il campo dei numeri re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Disuguaglianz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Funzioni e successioni re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Limite di successioni (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Limite di successioni (Second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imite di funzion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Estensione della nozione di limit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Teoremi sui limiti (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Teoremi sui limiti (Second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Teoremi sui limiti (Terz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Proprietà delle funzioni continue su un intervall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Introduzione al concetto di spazio vettori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Spazi vettoriali, dipendenza ed indipendenza linear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Generatori, basi e dimensione di uno spazio vettori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Matrici (I parte): rango e ridu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Matrici (II parte): le operazion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Matrici (III parte): l'inversa e la traspost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Il concetto di applicazione linear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pplicazioni lineari e matric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Sistemi lineari (I parte): risoluzione dei sistemi ridott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Sistemi lineari (II parte) - Teorema di Rouché - Capelli e incognite liber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Sistemi lineari (III parte): esempi ed applicazion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Il determinante di una matrice quadrat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La regola di Crame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I numeri complessi (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I numeri complessi (I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Autovalori ed autovettori di un endomorfism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La diagonalizzazione delle matrici quadrat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Il concetto di derivat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Teoremi sulle derivat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Derivazione delle funzioni compost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Massimi e minim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Il teorema del valor medi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I teoremi di L'Hospita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Concavità e convess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Grafici di funzioni (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Grafici di funzioni (Second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Definizione di integr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Il teorema fondamentale del calcolo integr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Proprietà dell'integr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Integrazione per parti e per sostitu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Estensione della nozione di integr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Applicazioni del calcolo integrale ( 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Applicazioni del calcolo integrale ( Seconda parte)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 ing tecnico</text:p>
          </table:table-cell>
          <table:table-cell office:value-type="string" calcext:value-type="string">
            <text:p>1: Introduzione alla lingua e regole fondament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La struttura delle quattro forme della frase in ingles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Le due forme del tempo: semplice e progressiv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Passato, passato prossimo e trapassa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Il futur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Condizionale,imperativo, infinito, gerundio, particip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Pronomi e aggettivi interrogativi e relativ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 modali: la capacità, la probabilità,la possibil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 modali: il dovere, la necessità, l'obbligo, la dedu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Le proposizioni subordin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Costruzioni spec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Discorso indiret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Pronomi e aggettivi indefini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Periodo ipotet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Revisione generale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 Fisica nuova v</text:p>
          </table:table-cell>
          <table:table-cell office:value-type="string" calcext:value-type="string">
            <text:p>1: Introdu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Elementi di calcolo vettoriale e differenzi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Misura di grandezze fisic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tatistica e cinematic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Meccanic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avoro ed energi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Energia potenziale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Potenziale e camp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Forze apparenti e moto circolare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Momento angolare e seconda equazione cardinale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a legge di gravitazione universale - Part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La legge di gravitazione universale -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Corpi rigidi Part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Corpi rigidi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Corpi rigidi Parte I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Idrostatic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Dinamica dei fluidi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Oscillatore armonic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Onde e oscillazioni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Termodinamica - Part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Termodinamica -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Termodinamica - Parte I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Termodinamica - Parte IV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Termodinamica - Parte V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Elettrostatica - Part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Elettrostatica -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Elettrostatica - Parte I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Elettrostatica - Parte IV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Elettrostatica - Parte V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Corrente elettric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Circuiti elettrici e loro misur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Magnetostatic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Magnetostatica -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Magnetostatica - Parte I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Magnetostatica - Parte IV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Campi magnetici lentamente variabili nel tempo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Circuiti in corrente alternat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Circuiti in corrente alternata - Parte II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Campi magnetici ed elettrici variabili nel temp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Le equazioni di Maxwell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Luce ed onde elettromagnetic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Luce visibile ed infraross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Radiazione elettromagnetica ad alta frequenz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Interazione, Radiazione, Materi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Ottic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Ottica geometrica Part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Ottica geometrica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Strumenti ottic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Interferenz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: Diffrazione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Informatica</text:p>
          </table:table-cell>
          <table:table-cell office:value-type="string" calcext:value-type="string">
            <text:p>1: Concetti di base e introduttiv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Architettura degli elaboratori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Architettura degli elaboratori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dici numerici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Codici numerici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Codifica testi e immagini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Codifica immagini II e multimedial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L'algebra di Boole. Gli operatori logici. Le unità elementari di memoria (registri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L’unità di elabora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La struttura del calcolatore e il softwar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Trasmissione dat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Internet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a sicurezza di internet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I progressi delle tecnologie dell’informa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e applicazioni del terzo millenni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Una nuova rivoluzione industri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Linguaggio C - Caratteristic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Problem solving e diagrammi di fluss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Diagrammi di flusso - Esemp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Istruzioni elementa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Istruzioni condizionali I (if-then-els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struzioni condizionali II (if-then-else e switch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Cicli (whil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Cicli (do-whil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Cicli annidat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Istruzione fo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Esercizi sull'istruzione fo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Vetto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Esercizi sui vettori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Esercizi sui vettori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Funzioni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Funzioni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Puntato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Matric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Esercizi sulle matric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Caratte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String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Esercizi sulle string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Fi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Esercizi sui fil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Esercizi sui fil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Tipi aggregat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Esercizi riassuntivi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met mat per ing</text:p>
          </table:table-cell>
          <table:table-cell office:value-type="string" calcext:value-type="string">
            <text:p>1: Seri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Criteri di convergenz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Polinomi di Taylor (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Polinomi di Taylor (Second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Serie di Taylor (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Serie di Taylor (Second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Approssimazione delle funzioni elementa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Struttura di R^n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Continuità e differenziabilità di funzioni di più variabi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Conseguenze fondamentali della continuità e della differenziazione delle funzioni di più variabi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Calcolo differenziale per funzioni di più variabili (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Calcolo differenziale per funzioni di più variabili (I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Calcolo differenziale per funzioni di più variabili (II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Calcolo differenziale per funzioni di più variabili (IV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Calcolo differenziale per funzioni di più variabili (V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Equazioni differenziali ordinari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Equazioni differenziali ordinarie. Altri tipi integrabili per quadratur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Sistemi di equazioni ed equazioni differenziali linea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Sistemi di equazioni ed equazioni differenziali lineari a coefficienti costanti (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Sistemi di equazioni ed equazioni differenziali lineari a coefficienti costanti (I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Integrale (di Riemann) per funzioni di due o tre variabili su rettango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Formule di riduzione per integrali doppi e trip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Cambiamento di variabili per integrali doppi e trip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Numeri complessi: general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Potenze e radici di numeri compless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Funzioni elementari dei numeri compless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Funzioni a valori complessi . Funzioni di variabile reale a valori reali o compless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Analisi Armonic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Polinomi di Fourie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Polinomio di Fourier di un segnale x(t). Disuguaglianza di Besse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Serie di Fourier: general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Convergenza puntuale e convergenza uniforme delle serie di Fourie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Funzioni di variabile complessa. Integrali di linea in camp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Funzioni analitiche. Definizione di derivata e di olomorfia. Analitic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Formule integrali di Cauchy. Esistenza delle derivate di ogni ordine per le funzioni olomorf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Serie di Laurent. Prova della formula di Euler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Sviluppo di Laurent: zeri e poli primo ordi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Sviluppo di Laurent: poli di ordine qualunque e singolarità essenzi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Singolarità non uniformi e singolarità non isolate. Il punto all'infini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Teorema dei residu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Integrali impropri con il metodo dei residui. Lemma di Jordan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Lemma di Jordan per il calcolo di integrali lungo cammini paralleli all'asse immaginari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Decomposizione in fratti semplici con il metodo dei residu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Decomposizione in fratti multipli con il metodo dei residu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Decomposizione in fratti semplici. Poli complessi coniugat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Trasformata di Fourier. Definizione per funzioni e per distribuzioni. Antitrasformata di Fourie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Proprietà della trasformata di Fourie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Ulteriori proprietà della trasformata di Fourier. Proprietà di simmetria, convoluzione, prodot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Trasformata di Laplace. Definizione di trasformata di Laplace bilatera per funzioni e distribuzion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: Proprietà della trasformata di Laplace. Hermitianeità e convolu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: Esercizi di trasformate di Laplac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: Antitrasformata di Laplace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 chimica</text:p>
          </table:table-cell>
          <table:table-cell office:value-type="string" calcext:value-type="string">
            <text:p>1: Progettare il mondo molecolare: un'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truttura atomica e ordine tra gli elem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Struttura atomica: dalle orbite agli orbit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struire con gli atomi: strutture 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Dalle strutture molecolari alle forze inter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e forze inter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Dalle osservazioni macroscopiche alle osservazioni microscop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Uno sguardo al mondo moleco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nterazione fra molecole e radiazione elettromagne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Quando gli atomi incontrano la geometria: ordine e dis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Vedere con i Raggi 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Difetti e proprietà dei mater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e reazioni chim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Le reazioni chimiche: il possibile e il re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e reazioni chimiche: abbattere le barri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Le reazioni chimiche: la polimerizz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Le reazioni chimiche: verso l'equilib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Conversione energia chimica - energia elett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Condurre l'elettric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Dai legami alle ban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La chimica per il patrimonio cultu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nterazione materiale-ambi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Interazione di lungo periodo materiale-ambi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Modifiche superficiali dei mater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Acque per uso industrial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Acque per uso industrial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Acque per uso industriale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Acque per uso industriale (I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Acque per uso industriale (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Diagrammi di fase binar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Diagrammi di fase binar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Diagrammi di fase binari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Materiali ceramic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Materiali ceramic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Materiali ceramici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Materiali refrattar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Materiali refrattar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Ve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Leganti idraul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Cemento Portland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Cemento Portland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Materiali polimeric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Materiali polimeric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Materiali polimerici (III parte) - Materiali compositi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 alg e pro av</text:p>
          </table:table-cell>
          <table:table-cell office:value-type="string" calcext:value-type="string">
            <text:p>1: C avanz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Allocazione dinamica della mem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Ricorsione e programmi ricorsi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Programmazione modu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Liste linear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iste linear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Tipo di dato astratti I - pile e co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Tipo di dato astratti II - code a priorità e albe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Algoritmi - introduzione e defini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Analisi di compless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Analisi di programmi ricorsivi: ricorren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Algoritmi di ordinamento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Algoritmi di ordinamento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Algoritmi di ordinamento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Insiemi dinamici e dizion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Alberi binari di ricer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Tabelle H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Paradigmi algoritmici: Programmazione dinam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Paradigmi algoritmici II: Il paradigma Gree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Paradigmi algoritmici III: Backtra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I Grafi - Prim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 Grafi - Second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Visite di graf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lberi di copertura mini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Percorsi minimi in un graf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Teoria della compless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NP completezza e algoritmi approssimati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sist op</text:p>
          </table:table-cell>
          <table:table-cell office:value-type="string" calcext:value-type="string">
            <text:p>1: Concetti introduttivi -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Concetti introduttivi -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Concetti introduttivi - (terz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ncetti introduttivi - (quar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Proprietà dei processi -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Proprietà dei processi -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Proprietà dei processi - (terz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Proprietà dei processi - (quar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Proprietà dei processi - (quin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Proprietà dei processi - (ses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Processi nel S.O. Uni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Interazioni fra processi in Unix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Interazioni fra processi in Unix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Threads nel S.O. Linu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Sincronizzazione in J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Gestione della memoria.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Gestione della memoria. Parametri caratterizza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Gestione della memoria. Tecnica delle parti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Gestione della memoria. Segment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Gestione della memoria. Paginazione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Gestione della memoria. Paginazione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Gestione della memoria. Conclus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Gestione della memoria. Casi di stud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Gestione dei dispositivi d'Ingresso/Uscita.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Gestione dei dispositivi d'Ingresso/Uscita. Device dr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Gestione dei dispositivi d'Ingresso/Uscita. Conclus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File system.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File system. Organizz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File system. Unix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File system. Unix (seconda parte)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database</text:p>
          </table:table-cell>
          <table:table-cell office:value-type="string" calcext:value-type="string">
            <text:p>1: Bas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istemi di Bas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Modelli e linguaggi per Bas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Il Modello relazion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Vincoli di integrità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Vincoli di integrità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Algebra relazional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Algebra relazional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Algebra relazionale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SQL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SQL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SQL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SQL (I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SQL (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Progettazione di basi di dati. Metodologie e model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Il Modello Entità-Relazione. I costruttori di b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Il Modello Entità-Relazione. Gli altri costrut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Progettazione concettual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Progettazione concettual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La progettazione logica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La progettazione logica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La progettazione logica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La normalizzazion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La normalizzazion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La progettazione di Basi di Dati. Un esempio completo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economia g az</text:p>
          </table:table-cell>
          <table:table-cell office:value-type="string" calcext:value-type="string">
            <text:p>1: Sistema economico: i principali indicatori macroeconom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istema economico: inflazione, crescita, disoccupazione e ciclo econo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Sistema economico integrazione tra le variabili macroeconom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istema economico: circuito economico e gli operatori famiglie e impr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Sistema economico: circuito economico e l'operatore pubblica amministr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Sistema economico: circuito economico e l'operatore nel resto del mon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Sistema economico: circuito economico e struttura finanzi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l mercato:domanda, offerta, equilib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l mercato: caratteristiche dell'equilibrio e meccanismi di convergen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Il mercato: Fallimenti (aspettative, informazione incompleta e potere di mercato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'Impresa: tecnologia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L'Impresa tecnologia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'impresa: cos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L'impresa: ricavi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'impresa: ricavi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Contabilita' generale e bilancio. Il metodo della partita dopp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Contabilita' generale e bilancio. Struttura del piano dei conti - I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Contabilita' generale e bilancio. Struttura del piano dei conti - II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Contabilita' generale e bilancio. Principi e schemi del bilanc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Analisi del bilancio. Voci dell'attivo patrimon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Analisi del bilancio. Voci del passivo patrimoniale e del conto econo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Analisi del bilancio. Struttura del capit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Analisi del bilancio. Struttura del conto economico e produttivita'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nalisi del bilancio. Produttivita' e redditivita'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Contabilita' industriale. Classificazione dei cos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Contabilita' industriale. Valutazione rimanenze e riparto dei costi indiretti per centri di co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Contabilita' industriale. Riparto dei costi indiretti per attivita' e per margi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Programmazione e controllo. Break-even analys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Programmazione e controllo. Budgeting e controllo di gest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Programmazione a lungo termine. Capital budgeting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elettrotecnica</text:p>
          </table:table-cell>
          <table:table-cell office:value-type="string" calcext:value-type="string">
            <text:p>1: Introduzione al corso; La tens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La corrente, la legge di Ohm ed il bipolo resis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La legge di Joule; il Multimetro virtu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erie e parallelo; bipolo equival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I generatori; classificazione dei bip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e leggi di Kirchhoff: il grafo della r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Equazioni delle incognite tensioni e corr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Metodi dei potenziali ai nodi e delle correnti alle magl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Teorema di Tellegen ed altri teore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Caratterizzazione esterna delle re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Metodi sistematici per la risoluzione delle re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Equazioni risolventi in termini matric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I bipoli nella real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N-p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Analisi e sintesi del N-po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Introduzione degli n-bipoli o n-po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Altre rappresentazioni dei doppi bip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Generatori pilotati e amplificatori operazion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Bipoli in regime dina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Circuiti del primo 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Circuiti del secondo 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Le oscillazioni nei circuiti del secondo 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I bipoli attivi in regime dina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Introduzione al metodo simbol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Vettori Rota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Diagrammi fasoriali; il circuito RLC al variare dei paramet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Il Circuito RLC come fil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Strumenti di misura in C.A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Il rifasamento; l'accoppiamento mutu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Circuiti equivalenti dell'accoppiamento mutu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Circuiti equivalenti dei componenti; il trasforma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Sistemi trifasi simmetrici ed equilibr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Sistemi trifasi squilibrati; misura della potenza nei sistemi trifa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Dinamica dei circuiti di ordine superi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Introduzione a SP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Ancora su SP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I segnali impulsi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Il bilanciamento degli impul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La trasformata di Lapl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Ancora sulla trasformata di Laplace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 ing software oop</text:p>
          </table:table-cell>
          <table:table-cell office:value-type="string" calcext:value-type="string">
            <text:p>1: Introduzione al cor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Gli strumenti di J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Programmazione ad oggetti. Scheda introdut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Oggetti, classi e messagg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Ereditarietà e suo u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Introduzione a UM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Un piccolo progetto softw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Usare gli ogget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Oggetti in profond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Oggetti in profondità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Ereditarie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Ecce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Classi Java fondament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Input/Outp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Collezion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Gestione del te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Interfacce grafiche. Scheda introdut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Contenitori e contenu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Rispondere agli ev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Gestire la disposi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Appl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ntegrazione con le basi di dati. Scheda introdut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SQL e J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ccedere alle tabe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Il ruolo del dri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Le trans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Il processo di sviluppo del softw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Versioni e configur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Strumenti per controllo vers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Analisi e specifica dei requisi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Diagrammi di flusso de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Specifiche a stati fini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I design patte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Alcuni pattern element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Pattern creazion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Pattern struttural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Pattern struttural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Pattern comportamental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Pattern comportamental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Controllo qua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Processo di 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Test funzion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Test combina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Test basato su model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Test struttu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Ispezion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alc elettr 1</text:p>
          </table:table-cell>
          <table:table-cell office:value-type="string" calcext:value-type="string">
            <text:p>1: I calcolatori elettronici: un poco di s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Modelli e tecniche di descri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Il livello RTL: Strutt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Il livello RTL: Comportam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Percorsi di dati e unita' di control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Unità di controllo microprogramm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Moltiplicatore binario e architettura di base della CP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Architettura RTL di una semplice CP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ntroduzione al linguaggio macch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Modi di indirizzam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Tecnologia delle memor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Gerarchie di memoria e principio di loca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Memoria Ca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Architettura X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Architettura X86: accesso alla mem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Architettura X86: repertorio istru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Assembler X86: sinta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Assembler X86: program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Sottosistema di ingresso/uscita: interfac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Sottosistema di ingresso/uscita: interru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Sottosistema di ingresso/uscita: interruzioni multi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BUS di 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Processi RISC e superscalari : motiv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Processi RISC e superscalari : le pipel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Processi RISC e superscalari : architetture supersca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Processi RISC e superscalari : esecuzioni fuori ordine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 com elettr</text:p>
          </table:table-cell>
          <table:table-cell office:value-type="string" calcext:value-type="string">
            <text:p>1: Presentazione del cor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orgenti di informazione di tipo numer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Sorgenti di informazione di tipo analogico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orgenti di informazione di tipo analogico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Trasmissione di segnali analogici per via numerica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Trasmissione di segnali analogici per via numerica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Trasmissione di segnali analogici per via numerica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l rumore degli apparat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l rumore degli apparat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Il rumore degli apparati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Trasmissione di segnali analogici - cenn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Trasmissione di segnali analogici - cenn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Applicazioni delle modulazioni analogiche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Applicazioni delle modulazioni analogiche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Trasmissione di simboli isolat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Trasmissione di simboli isolat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Trasmissione di simboli isolati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Trasmissione di sequenze di simboli in banda base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Trasmissione di sequenze di simboli in banda base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Trasmissione di sequenze di simboli con modulazione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Trasmissione di sequenze di simboli con modulazione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Codifica di canale - cen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Trasmissioni numeriche esempi di applicazion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Trasmissioni numeriche esempi di applicazion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Trasmissioni numeriche esempi di applicazioni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Trasmissioni numeriche esempi di applicazioni (IV)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elettronica</text:p>
          </table:table-cell>
          <table:table-cell office:value-type="string" calcext:value-type="string">
            <text:p>????????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 reti di calc</text:p>
          </table:table-cell>
          <table:table-cell office:value-type="string" calcext:value-type="string">
            <text:p>1: Introduzione alle reti di calcola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Architettura protocollare ISO/O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Livello fis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ntrollo dell’err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Ethernet e le reti IEEE 802.3. Medium access contr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Reti Ethernet e IEEE 802.3. - Logical Link Control Layer, Physical Layer, Dimensionamento della r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Interconnessione di LAN tramite bridge trasparenti. Espandere la rete oltre il dominio di collis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l protocollo Spanning tre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L’evoluzione di Ethernet/IEEE 802.3. Fast eth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Evoluzione di Ethernet/IEEE 802.3. Gigabit spee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Reti Wireless - IEEE 802.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Internet e Internet Protocol Versione 4 (IPV4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Indirizzi I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Routing dei pacchetti I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ARP e ICM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Transport layer (il livello trasporto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TCP (Transport Control Protocol). Maggiori dettag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Domain Name System (DN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Protocolli di livello applicativo e posta elettro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World Wide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Assegnazione degli indirizzi e indirizzi priv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Configurazione delle st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Algoritmi di rout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rchitettura e protocolli di routing in int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Protocolli di routing e servizi di consegna “speciali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Sicurezza delle inform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Sicurezza di r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IP versione 6 (Ipv6) - Prim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IP versione 6 (IPv6) - Second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Mobilità nelle reti IP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ntrol sys</text:p>
          </table:table-cell>
          <table:table-cell office:value-type="string" calcext:value-type="string">
            <text:p>Representation of Linear Time Invariant (LTI)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-variable description of linear dynamic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-transition matrix and equ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racteristic equation and eigenvalu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ysis in the time domain for discrete time and continuous time systems: free modes, eccitability and observ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e modes in the unforced evol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e modes in the forced evol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ysis in the complex domain for discrete time and continuous time systems: computation of the mathematical mod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utation of the forced resp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 steady state response: existence conditions for periodic inputs and polynomial inputs. Computation of the state response for periodic/polynomial inpu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lization theory: minimal realiz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onical realiz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lbert meth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uctural properties of linear time invariant systems : definitions of reachability and observability. Reachability and observability decomposi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man decomposi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genvalues assignment and state reconstru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omposition of transfer functions. Impulse response and transfer functions of linear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hematical modeling of physical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ctric networks, mechanical systems, thermal systems, hydraulic systems. DC motors and operational amplifiers in control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quency-domain plo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ar plo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de pl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yquist pl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gnitude-versus-phase pl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 and phase crossover poin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-phase and nonminimum-phase func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bility of linear control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unded-input bounded-output stability and zero-input stability of continuous-data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thods of determining stability of linear continuous-data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quency-domain analysis of control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nant peak, frequency peak and bandwidth of the prototype 2n order syste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yquist stability criter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tive stability: gain margin and phase marg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bility analysis with the Bode plot and with the gain-phase pl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 Nichols cha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tenuation and rejection of sinusoidal disturban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nsitivity studies in the frequency domain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t disc</text:p>
          </table:table-cell>
          <table:table-cell office:value-type="string" calcext:value-type="string">
            <text:p>- Induction principle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 Binomial coefficients and Newton formula.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- Recursive problems. Examples: Hanoi tower, Josephus problem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 Recurrence relations. Generating functions. Examples: Fibonacci and Bernoulli sequence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 Elementary number theory.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t num</text:p>
          </table:table-cell>
          <table:table-cell office:value-type="string" calcext:value-type="string">
            <text:p>???????????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rocinio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gles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va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 table:number-rows-repeated="10479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calc e alg lin</text:p>
          </table:table-cell>
          <table:table-cell office:value-type="string" calcext:value-type="string">
            <text:p>1: Numeri natur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Calcolo combina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Dai numeri naturali ai numeri inte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Dai numeri interi ai numeri razion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La rappresentazione deci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Il campo dei numeri re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Disuguaglian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Funzioni e successioni re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Limite di successioni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Limite di successioni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imite di fun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Estensione della nozione di limi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Teoremi sui limiti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Teoremi sui limiti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Teoremi sui limiti (Terz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Proprietà delle funzioni continue su un interval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Introduzione al concetto di spazio vettor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Spazi vettoriali, dipendenza ed indipendenza line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Generatori, basi e dimensione di uno spazio vettor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Matrici (I parte): rango e ri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Matrici (II parte): le oper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Matrici (III parte): l'inversa e la traspo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Il concetto di applicazione line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pplicazioni lineari e matr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Sistemi lineari (I parte): risoluzione dei sistemi ridot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Sistemi lineari (II parte) - Teorema di Rouché - Capelli e incognite lib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Sistemi lineari (III parte): esempi ed applic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Il determinante di una matrice quadr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La regola di Cra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I numeri compless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I numeri compless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Autovalori ed autovettori di un endomorfism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La diagonalizzazione delle matrici quadr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Il concetto di deriv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Teoremi sulle deriv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Derivazione delle funzioni compos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Massimi e mini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Il teorema del valor med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I teoremi di L'Hospi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Concavità e convess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Grafici di funzioni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Grafici di funzioni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Definizione di integ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Il teorema fondamentale del calcolo integ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Proprietà dell'integ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Integrazione per parti e per sostit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Estensione della nozione di integ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Applicazioni del calcolo integrale ( 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Applicazioni del calcolo integrale ( Seconda parte)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fisica nuova v</text:p>
          </table:table-cell>
          <table:table-cell office:value-type="string" calcext:value-type="string">
            <text:p>1: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Elementi di calcolo vettoriale e differenz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Misura di grandezze fis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tatistica e cinema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Mecc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avoro ed energ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Energia potenz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Potenziale e camp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Forze apparenti e moto circo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Momento angolare e seconda equazione cardin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a legge di gravitazione universale - Parte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La legge di gravitazione universale -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Corpi rigidi Parte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Corpi rigidi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Corpi rigidi Parte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Idrosta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Dinamica dei fluid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Oscillatore armon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Onde e oscill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Termodinamica - Parte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Termodinamica -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Termodinamica - Parte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Termodinamica - Parte I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Termodinamica - Parte 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Elettrostatica - Parte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Elettrostatica -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Elettrostatica - Parte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Elettrostatica - Parte I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Elettrostatica - Parte 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Corrente elett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Circuiti elettrici e loro mis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Magnetosta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Magnetostatica -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Magnetostatica - Parte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Magnetostatica - Parte I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Campi magnetici lentamente variabili nel tem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Circuiti in corrente altern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Circuiti in corrente alternata -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Campi magnetici ed elettrici variabili nel tem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Le equazioni di Maxwe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Luce ed onde elettromagnet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Luce visibile ed infraros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Radiazione elettromagnetica ad alta frequen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Interazione, Radiazione, Mate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Ot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Ottica geometrica Parte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Ottica geometrica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Strumenti ott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Interferen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: Diffrazion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chimica</text:p>
          </table:table-cell>
          <table:table-cell office:value-type="string" calcext:value-type="string">
            <text:p>1: Progettare il mondo molecolare: un'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truttura atomica e ordine tra gli elem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Struttura atomica: dalle orbite agli orbit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struire con gli atomi: strutture 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Dalle strutture molecolari alle forze inter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e forze inter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Dalle osservazioni macroscopiche alle osservazioni microscop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Uno sguardo al mondo moleco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nterazione fra molecole e radiazione elettromagne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Quando gli atomi incontrano la geometria: ordine e dis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Vedere con i Raggi 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Difetti e proprietà dei mater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e reazioni chim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Le reazioni chimiche: il possibile e il re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e reazioni chimiche: abbattere le barri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Le reazioni chimiche: la polimerizz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Le reazioni chimiche: verso l'equilib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Conversione energia chimica - energia elett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Condurre l'elettric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Dai legami alle ban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La chimica per il patrimonio cultu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nterazione materiale-ambi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Interazione di lungo periodo materiale-ambi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Modifiche superficiali dei mater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Acque per uso industrial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Acque per uso industrial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Acque per uso industriale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Acque per uso industriale (I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Acque per uso industriale (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Diagrammi di fase binar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Diagrammi di fase binar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Diagrammi di fase binari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Materiali ceramic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Materiali ceramic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Materiali ceramici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Materiali refrattar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Materiali refrattar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Ve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Leganti idraul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Cemento Portland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Cemento Portland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Materiali polimeric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Materiali polimeric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Materiali polimerici (III parte) - Materiali compositi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informatic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met ma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alg e pr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 ing tec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sist inf e databas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elettrotec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econ e gest imp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ing sw e oop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compl ma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prob sta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elettr e mis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 sist op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 arch cal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 com elett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 teoria sist e cont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 reti cal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 tiro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 prov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 ulterior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 a scel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2T11:26:38.601000000</meta:creation-date>
    <dc:date>2020-02-22T12:20:26.281000000</dc:date>
    <meta:editing-duration>PT23M5S</meta:editing-duration>
    <meta:editing-cycles>7</meta:editing-cycles>
    <meta:generator>LibreOffice/6.3.4.2$Windows_X86_64 LibreOffice_project/60da17e045e08f1793c57c00ba83cdfce946d0aa</meta:generator>
    <meta:document-statistic meta:table-count="2" meta:cell-count="812" meta:object-count="0"/>
  </office:meta>
</office:document-meta>
</file>